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4cm" fo:margin-left="-0.016cm" fo:margin-right="0cm" table:align="margins"/>
    </style:style>
    <style:style style:name="Table1.A" style:family="table-column">
      <style:table-column-properties style:column-width="2.568cm" style:rel-column-width="9894*"/>
    </style:style>
    <style:style style:name="Table1.B" style:family="table-column">
      <style:table-column-properties style:column-width="14.446cm" style:rel-column-width="55641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officeooo:paragraph-rsid="001edfd3"/>
    </style:style>
    <style:style style:name="P4" style:family="paragraph" style:parent-style-name="Table_20_Contents">
      <style:text-properties style:font-name="Arial" fo:font-size="14pt" style:font-name-asian="Lucida Sans Unicode" style:font-size-asian="14pt" style:font-name-complex="Tahoma" style:font-size-complex="14pt"/>
    </style:style>
    <style:style style:name="T1" style:family="text">
      <style:text-properties officeooo:rsid="001f6c24"/>
    </style:style>
    <style:style style:name="T2" style:family="text">
      <style:text-properties officeooo:rsid="0020cba1"/>
    </style:style>
    <style:style style:name="T3" style:family="text">
      <style:text-properties officeooo:rsid="001edfd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6c24" style:font-style-asian="normal" style:font-style-complex="normal"/>
    </style:style>
    <style:style style:name="T6" style:family="text">
      <style:text-properties fo:font-style="normal" officeooo:rsid="0021e91d" style:font-style-asian="normal" style:font-style-complex="normal"/>
    </style:style>
    <style:style style:name="T7" style:family="text">
      <style:text-properties officeooo:rsid="0021e91d"/>
    </style:style>
    <style:style style:name="T8" style:family="text">
      <style:text-properties officeooo:rsid="0022cc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áctica <text:span text:style-name="T7">9</text:span>: <text:span text:style-name="T4">Practicar con recorridos </text:span><text:span text:style-name="T6">y búsquedas </text:span><text:span text:style-name="T4">en </text:span><text:span text:style-name="T5">arrays </text:span><text:span text:style-name="T6">de objetos</text:span>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Datos personales</text:p>
          </table:table-cell>
          <table:covered-table-cell/>
        </table:table-row>
        <table:table-row>
          <table:table-cell table:style-name="Table1.A1" office:value-type="string">
            <text:p text:style-name="P4">Apellidos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Nombre:</text:p>
          </table:table-cell>
          <table:table-cell table:style-name="Table1.A1" office:value-type="string">
            <text:p text:style-name="P4"/>
          </table:table-cell>
        </table:table-row>
      </table:table>
      <text:h text:style-name="Heading_20_2" text:outline-level="2" text:is-list-header="true"/>
      <text:h text:style-name="Heading_20_2" text:outline-level="2">Código Java de la clase <text:span text:style-name="T7">Trayectoria</text:span></text:h>
      <text:p text:style-name="Text_20_body">&lt;Pon aquí el código Java&gt;</text:p>
      <text:p text:style-name="Text_20_body"/>
      <text:h text:style-name="Heading_20_2" text:outline-level="2">Código Java de la clase que contiene el programa principal</text:h>
      <text:p text:style-name="Text_20_body">&lt;Pon aquí el código Java&gt;</text:p>
      <text:p text:style-name="Standard"/>
      <text:h text:style-name="Heading_20_2" text:outline-level="2">Captura<text:span text:style-name="T2">s</text:span> de pantalla de la gráfica y <text:span text:style-name="T2">de los resultados de ejecutar el main</text:span></text:h>
      <text:p text:style-name="Text_20_body">&lt;Pega aquí la<text:span text:style-name="T2">s</text:span> captura<text:span text:style-name="T2">s</text:span> de pantalla&gt;</text:p>
      <text:p text:style-name="Text_20_body"/>
      <text:h text:style-name="Heading_20_2" text:outline-level="2">Código Java del nuevo método (parte avanzada)</text:h>
      <text:p text:style-name="Text_20_body">&lt;Pon aquí el código Java&gt;</text:p>
      <text:p text:style-name="Text_20_body"/>
      <text:h text:style-name="Heading_20_2" text:outline-level="2"><text:span text:style-name="T3">Capturas de pantalla de la ejecución del nuevo método</text:span> (parte avanzada)</text:h>
      <text:p text:style-name="P3">&lt;Pega aquí la<text:span text:style-name="T2">s</text:span> captura<text:span text:style-name="T2">s</text:span> de pantalla de<text:span text:style-name="T1">l dibujo</text:span> <text:span text:style-name="T3">obtenido con el método de la parte avanzada, una con <text:s/>puntos dentro del rectángulo y otra con puntos fuera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2cc43"/>
    </style:style>
    <style:style style:name="MT2" style:family="text">
      <style:text-properties officeooo:rsid="0020cba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ing"><text:span text:style-name="MT1">Programación</text:span>, Curso 201<text:span text:style-name="MT2">7</text:span>-201<text:span text:style-name="MT2">8</text:span></text:p>
      </style:header>
      <style:footer>
        <text:p text:style-name="MP1"><text:date style:data-style-name="N37" text:date-value="2018-04-16T11:12:00.658999937">16/04/18</text:dat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1" meta:image-count="0" meta:object-count="0" meta:page-count="1" meta:paragraph-count="16" meta:word-count="121" meta:character-count="694" meta:non-whitespace-character-count="592"/>
    <meta:user-defined meta:name="Info 1"/>
    <meta:user-defined meta:name="Info 2"/>
    <meta:user-defined meta:name="Info 3"/>
    <meta:user-defined meta:name="Info 4"/>
  </office:meta>
</office:document-meta>
</file>